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paragraph-rsid="001a68b6" style:font-style-asian="normal" style:font-weight-asian="normal"/>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a68b6" officeooo:paragraph-rsid="001a68b6"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b51e7" officeooo:paragraph-rsid="001b51e7" style:font-style-asian="normal" style:font-weight-asian="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be3b5" officeooo:paragraph-rsid="001be3b5" style:font-style-asian="normal" style:font-weight-asian="normal"/>
    </style:style>
    <style:style style:name="P6"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230939" officeooo:paragraph-rsid="00230939" style:font-style-asian="normal" style:font-weight-asian="normal"/>
    </style:style>
    <style:style style:name="P7"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fo:font-variant="normal" fo:text-transform="none" fo:color="#000000" loext:opacity="100%" fo:letter-spacing="normal" fo:font-style="normal" fo:font-weight="normal" officeooo:rsid="0021cf17" style:font-style-asian="normal" style:font-weight-asian="normal"/>
    </style:style>
    <style:style style:name="T4" style:family="text">
      <style:text-properties officeooo:rsid="001a08fa"/>
    </style:style>
    <style:style style:name="T5" style:family="text">
      <style:text-properties officeooo:rsid="001a68b6"/>
    </style:style>
    <style:style style:name="T6" style:family="text">
      <style:text-properties officeooo:rsid="001be3b5"/>
    </style:style>
    <style:style style:name="T7" style:family="text">
      <style:text-properties officeooo:rsid="00210457"/>
    </style:style>
    <style:style style:name="T8" style:family="text">
      <style:text-properties officeooo:rsid="00230939"/>
    </style:style>
    <style:style style:name="T9" style:family="text">
      <style:text-properties officeooo:rsid="002436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he People’s Assembly, convening on the <text:span text:style-name="T4">31st</text:span> of <text:span text:style-name="T7">May</text:span> 202<text:span text:style-name="T7">2</text:span> under the <text:span text:style-name="T7">16th</text:span> PA Meeting.</text:p>
      <text:p text:style-name="P1"/>
      <text:p text:style-name="P1">The Assembly, recognising the current situation,</text:p>
      <text:p text:style-name="P1"/>
      <text:p text:style-name="P4">Constitutes the need to reform the CotS in the following way:</text:p>
      <text:p text:style-name="P4"><text:span text:style-name="T9">1</text:span>. By establishing an advisory council <text:span text:style-name="T6">(aka ACotCotS)</text:span> <text:span text:style-name="T9">initially having Solar_Porpoise as member.</text:span></text:p>
      <text:p text:style-name="P5"><text:span text:style-name="T9">2</text:span>. The functions of the ACotCotS are to be as follows:</text:p>
      <text:p text:style-name="P6">a. To participate in the debates and discussions of the CotS.</text:p>
      <text:p text:style-name="P5"><text:span text:style-name="T8">b</text:span>. To advise on anything the CotS wants and whenever the CotS wants.</text:p>
      <text:p text:style-name="P5"><text:span text:style-name="T8">c</text:span>. To rapidly respond to inquiries from the CotS.</text:p>
      <text:p text:style-name="P5"><text:span text:style-name="T8">d</text:span>. To break ties proposed by the CotS. The council here will vote on its stance and that stance will be used as tiebreaker. If it is unable to be used to break a tie or the council itself is tied then the issue will be deliberated on until this situation is resolved.</text:p>
      <text:p text:style-name="P1"/>
      <text:p text:style-name="P1">And proceeds.</text:p>
      <text:p text:style-name="P1"/>
      <text:p text:style-name="P2">Signed by,</text:p>
      <text:p text:style-name="P2">_<text:span text:style-name="T5">yoran_</text:span></text:p>
      <text:p text:style-name="P3">Solar_Porpoise</text:p>
      <text:p text:style-name="P1"/>
      <text:p text:style-name="P1"/>
      <text:p text:style-name="P1"/>
      <text:p text:style-name="Standard"><text:span text:style-name="T1">[</text:span><text:span text:style-name="T2">Motion </text:span><text:span text:style-name="T3">16</text:span><text:span text:style-name="T2">-</text:span><text:span text:style-name="T3">2</text:span><text:span text:style-name="T2">: To reform the CotS and add an advisory board</text:span><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01T08:34:17.279900379</dc:date>
    <meta:editing-duration>PT1H20M17S</meta:editing-duration>
    <meta:editing-cycles>15</meta:editing-cycles>
    <meta:generator>LibreOffice/7.3.3.2$Linux_X86_64 LibreOffice_project/4985bca6212b77bf8c7a86bceeb2084ec86f4b6b</meta:generator>
    <meta:document-statistic meta:table-count="0" meta:image-count="0" meta:object-count="0" meta:page-count="1" meta:paragraph-count="14" meta:word-count="159" meta:character-count="890" meta:non-whitespace-character-count="745"/>
  </office:meta>
</office:document-meta>
</file>